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svg:stroke-color="#000000" draw:marker-start-width="0.275cm" draw:marker-end="Arrow" draw:marker-end-width="0.27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Extrémités_20_de_20_flèche_20_1" draw:marker-end-width="0.1cm" draw:fill="none" draw:textarea-vertical-align="middle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.904cm" svg:x="11.6cm" svg:y="7.6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8.6cm" svg:x2="11.6cm" svg:y2="8.6cm">
          <text:p/>
        </draw:line>
        <draw:frame draw:style-name="gr3" draw:layer="layout" svg:width="4.044cm" svg:height="0.935cm" svg:x="11.6cm" svg:y="8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xml:id="id1" draw:id="id1" draw:layer="layout" svg:x1="15.6cm" svg:y1="8.6cm" svg:x2="17cm" svg:y2="8.6cm">
          <text:p/>
        </draw:line>
        <draw:frame draw:style-name="gr3" draw:layer="layout" svg:width="0.984cm" svg:height="0.493cm" svg:x="8cm" svg:y="7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5cm" svg:height="0.44cm" svg:x="15.833cm" svg:y="7.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0.9cm" svg:height="2cm" svg:x="7.1cm" svg:y="7.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02cm" svg:height="0.493cm" svg:x="7.2cm" svg:y="8.3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6.1cm" svg:y1="8.6cm" svg:x2="7.1cm" svg:y2="8.6cm">
          <text:p/>
        </draw:line>
        <draw:frame draw:style-name="gr3" draw:layer="layout" svg:width="0.838cm" svg:height="0.44cm" svg:x="6.162cm" svg:y="7.8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xml:id="id2" draw:id="id2" draw:layer="layout" svg:width="1.9cm" svg:height="1.9cm" svg:x="4.2cm" svg:y="7.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" draw:text-style-name="P1" draw:layer="layout" svg:x1="2.7cm" svg:y1="8.6cm" svg:x2="4.2cm" svg:y2="8.6cm">
          <text:p/>
        </draw:line>
        <draw:frame draw:style-name="gr3" draw:layer="layout" svg:width="1.293cm" svg:height="0.493cm" svg:x="2.945cm" svg:y="7.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1" draw:layer="layout" draw:line-skew="1.174cm" svg:x1="16.3cm" svg:y1="8.6cm" svg:x2="5.15cm" svg:y2="9.6cm" draw:start-shape="id1" draw:start-glue-point="0" draw:end-shape="id2" draw:end-glue-point="8" svg:d="m16300 8600v2700h-11150v-1700">
          <text:p/>
        </draw:connector>
        <draw:frame draw:style-name="gr5" draw:layer="layout" svg:width="1cm" svg:height="0.963cm" svg:x="4.1cm" svg:y="8.137cm">
          <draw:text-box>
            <text:p>+</text:p>
          </draw:text-box>
        </draw:frame>
        <draw:frame draw:style-name="gr5" draw:layer="layout" svg:width="1cm" svg:height="0.963cm" svg:x="4.8cm" svg:y="8.737cm">
          <draw:text-box>
            <text:p>-</text:p>
          </draw:text-box>
        </draw:frame>
        <draw:line draw:style-name="gr2" draw:text-style-name="P1" draw:layer="layout" svg:x1="8cm" svg:y1="8.6cm" svg:x2="9cm" svg:y2="8.6cm">
          <text:p/>
        </draw:line>
        <draw:custom-shape draw:style-name="gr1" draw:text-style-name="P1" draw:layer="layout" svg:width="1.5cm" svg:height="2cm" svg:x="9cm" svg:y="7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7cm" svg:y1="9.1cm" svg:x2="9.7cm" svg:y2="7.8cm">
          <text:p/>
        </draw:line>
        <draw:line draw:style-name="gr6" draw:text-style-name="P1" draw:layer="layout" svg:x1="9.1cm" svg:y1="8.5cm" svg:x2="10.4cm" svg:y2="8.5cm">
          <text:p/>
        </draw:line>
        <draw:line draw:style-name="gr7" draw:text-style-name="P1" draw:layer="layout" svg:x1="9.1cm" svg:y1="9cm" svg:x2="9.4cm" svg:y2="9cm">
          <text:p/>
        </draw:line>
        <draw:line draw:style-name="gr7" draw:text-style-name="P1" draw:layer="layout" svg:x1="10cm" svg:y1="8.1cm" svg:x2="10.3cm" svg:y2="8.1cm">
          <text:p/>
        </draw:line>
        <draw:line draw:style-name="gr7" draw:text-style-name="P1" draw:layer="layout" svg:x1="9.4cm" svg:y1="9cm" svg:x2="10cm" svg:y2="8.1cm">
          <text:p/>
        </draw:line>
        <draw:frame draw:style-name="gr3" draw:layer="layout" svg:width="1.174cm" svg:height="0.493cm" svg:x="10.5cm" svg:y="7.8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ébastien Roux</meta:initial-creator>
    <meta:creation-date>2014-01-20T23:32:34.41</meta:creation-date>
    <dc:date>2014-01-20T23:47:44.25</dc:date>
    <dc:creator>Sébastien Roux</dc:creator>
    <meta:editing-duration>PT15M16S</meta:editing-duration>
    <meta:editing-cycles>3</meta:editing-cycles>
    <meta:generator>LibreOffice/3.4$Win32 LibreOffice_project/340m1$Build-602</meta:generator>
    <meta:document-statistic meta:object-count="24"/>
  </office:meta>
</office:document-meta>
</file>

<file path=Object 1/content.xml><?xml version="1.0" encoding="utf-8"?>
<math xmlns="http://www.w3.org/1998/Math/MathML">
  <semantics>
    <mrow>
      <msub>
        <mo stretchy="false">τ</mo>
        <mi>c</mi>
      </msub>
      <mrow>
        <mfrac>
          <mrow>
            <mi mathvariant="italic">dv</mi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  <mo stretchy="false">+</mo>
        <mi>v</mi>
      </mrow>
      <mrow>
        <mrow>
          <mo stretchy="false">(</mo>
          <mrow>
            <mi>t</mi>
          </mrow>
          <mo stretchy="false">)</mo>
        </mrow>
        <mo stretchy="false">=</mo>
        <msub>
          <mi>K</mi>
          <mi>c</mi>
        </msub>
      </mrow>
      <msub>
        <mi>u</mi>
        <mi>c</mi>
      </msub>
      <mrow>
        <mo stretchy="false">(</mo>
        <mrow>
          <mi>t</mi>
        </mrow>
        <mo stretchy="false">)</mo>
      </mrow>
    </mrow>
    <annotation encoding="StarMath 5.0">%tau_c {dv(t)} over {dt} +v(t)=K_c u_c(t)</annotation>
  </semantics>
</math>
</file>

<file path=Object 2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3/content.xml><?xml version="1.0" encoding="utf-8"?>
<math xmlns="http://www.w3.org/1998/Math/MathML">
  <semantics>
    <mrow>
      <mi>v</mi>
      <mrow>
        <mo stretchy="false">(</mo>
        <mrow>
          <mi>t</mi>
        </mrow>
        <mo stretchy="false">)</mo>
      </mrow>
    </mrow>
    <annotation encoding="StarMath 5.0">v(t)</annotation>
  </semantics>
</math>
</file>

<file path=Object 4/content.xml><?xml version="1.0" encoding="utf-8"?>
<math xmlns="http://www.w3.org/1998/Math/MathML">
  <semantics>
    <mrow>
      <msub>
        <mi>K</mi>
        <mi>A</mi>
      </msub>
    </mrow>
    <annotation encoding="StarMath 5.0">K_A</annotation>
  </semantics>
</math>
</file>

<file path=Object 5/content.xml><?xml version="1.0" encoding="utf-8"?>
<math xmlns="http://www.w3.org/1998/Math/MathML">
  <semantics>
    <mrow>
      <mo stretchy="false">ϵ</mo>
      <mrow>
        <mo stretchy="false">(</mo>
        <mrow>
          <mi>t</mi>
        </mrow>
        <mo stretchy="false">)</mo>
      </mrow>
    </mrow>
    <annotation encoding="StarMath 5.0">%epsilon(t)</annotation>
  </semantics>
</math>
</file>

<file path=Object 6/content.xml><?xml version="1.0" encoding="utf-8"?>
<math xmlns="http://www.w3.org/1998/Math/MathML">
  <semantics>
    <mrow>
      <msub>
        <mi>v</mi>
        <mrow>
          <mi mathvariant="italic">cons</mi>
        </mrow>
      </msub>
      <mrow>
        <mo stretchy="false">(</mo>
        <mrow>
          <mi>t</mi>
        </mrow>
        <mo stretchy="false">)</mo>
      </mrow>
    </mrow>
    <annotation encoding="StarMath 5.0">v_{cons}(t)</annotation>
  </semantics>
</math>
</file>

<file path=Object 7/content.xml><?xml version="1.0" encoding="utf-8"?>
<math xmlns="http://www.w3.org/1998/Math/MathML">
  <semantics>
    <mrow>
      <msub>
        <mi>u</mi>
        <mrow>
          <mi mathvariant="italic">sat</mi>
        </mrow>
      </msub>
      <mrow>
        <mo stretchy="false">(</mo>
        <mrow>
          <mi>t</mi>
        </mrow>
        <mo stretchy="false">)</mo>
      </mrow>
    </mrow>
    <annotation encoding="StarMath 5.0">u_{sat}(t)</annotation>
  </semantics>
</math>
</file>